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ba31b" officeooo:paragraph-rsid="000ba31b"/>
    </style:style>
    <style:style style:name="P2" style:family="paragraph" style:parent-style-name="Text_20_body">
      <style:text-properties officeooo:paragraph-rsid="000ba31b"/>
    </style:style>
    <style:style style:name="P3" style:family="paragraph" style:parent-style-name="Text_20_body">
      <style:text-properties officeooo:rsid="000d8be9" officeooo:paragraph-rsid="000d8be9"/>
    </style:style>
    <style:style style:name="P4" style:family="paragraph" style:parent-style-name="Text_20_body">
      <style:text-properties officeooo:rsid="000d8be9" officeooo:paragraph-rsid="000f55fa"/>
    </style:style>
    <style:style style:name="P5" style:family="paragraph" style:parent-style-name="Text_20_body">
      <style:text-properties officeooo:rsid="000f55fa" officeooo:paragraph-rsid="000f55fa"/>
    </style:style>
    <style:style style:name="P6" style:family="paragraph" style:parent-style-name="Text_20_body">
      <style:text-properties officeooo:paragraph-rsid="000f55fa"/>
    </style:style>
    <style:style style:name="P7" style:family="paragraph" style:parent-style-name="Text_20_body">
      <style:text-properties officeooo:rsid="0010b6d5" officeooo:paragraph-rsid="0010b6d5"/>
    </style:style>
    <style:style style:name="P8" style:family="paragraph" style:parent-style-name="Text_20_body">
      <style:text-properties officeooo:rsid="00121d0b" officeooo:paragraph-rsid="00121d0b"/>
    </style:style>
    <style:style style:name="P9" style:family="paragraph" style:parent-style-name="Heading_20_2">
      <style:text-properties officeooo:rsid="000ba31b" officeooo:paragraph-rsid="000ba31b"/>
    </style:style>
    <style:style style:name="P10" style:family="paragraph" style:parent-style-name="Heading_20_2">
      <style:text-properties officeooo:rsid="000f55fa" officeooo:paragraph-rsid="000f55fa"/>
    </style:style>
    <style:style style:name="P11" style:family="paragraph" style:parent-style-name="Heading_20_2">
      <style:text-properties officeooo:paragraph-rsid="000f55fa"/>
    </style:style>
    <style:style style:name="P12" style:family="paragraph" style:parent-style-name="Heading_20_1">
      <style:text-properties officeooo:rsid="000ba31b" officeooo:paragraph-rsid="000ba31b"/>
    </style:style>
    <style:style style:name="T1" style:family="text">
      <style:text-properties officeooo:rsid="000ba31b"/>
    </style:style>
    <style:style style:name="T2" style:family="text">
      <style:text-properties officeooo:rsid="000d8be9"/>
    </style:style>
    <style:style style:name="T3" style:family="text">
      <style:text-properties officeooo:rsid="000f55fa"/>
    </style:style>
    <style:style style:name="T4" style:family="text">
      <style:text-properties officeooo:rsid="0010b6d5"/>
    </style:style>
    <style:style style:name="T5" style:family="text">
      <style:text-properties officeooo:rsid="00121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1 – SoSe18 – Dunkel</text:h>
      <text:h text:style-name="Heading_20_2" text:outline-level="2">A1. <text:span text:style-name="T1">Unified Process</text:span></text:h>
      <text:h text:style-name="P9" text:outline-level="2">a)</text:h>
      <text:p text:style-name="P2"><text:span text:style-name="T1">Einzeichnen der Aufwände des Unified Process</text:span></text:p>
      <text:h text:style-name="P10" text:outline-level="2">b)</text:h>
      <text:p text:style-name="P1">Bennenen der Projektphasen &amp; Core Workflows</text:p>
      <text:h text:style-name="P9" text:outline-level="2"><text:span text:style-name="T3">c</text:span>)</text:h>
      <text:p text:style-name="P1">Erläuterung der Phaseninhalte &amp; Schwerpunkte</text:p>
      <text:h text:style-name="P9" text:outline-level="2"><text:span text:style-name="T3">d</text:span>)</text:h>
      <text:p text:style-name="P1">Warum ist der UP iterativ &amp; inkrementell</text:p>
      <text:p text:style-name="P1"/>
      <text:h text:style-name="P9" text:outline-level="2">A<text:span text:style-name="T2">2</text:span>. Observer Pattern</text:h>
      <text:p text:style-name="P1">a) Im Klassendiagramm mit Kardinalitäten, Beziehungen, Notwendigen Methoden (abstrakt kennzeichnen)</text:p>
      <text:p text:style-name="P3">b) Observer1 &amp; Observer2 registrieren sich am ConcreteModell. Observer1 ändert einen Wert.</text:p>
      <text:p text:style-name="P3">Zeichnen der Abläufe im Sequenzdiagramm.</text:p>
      <text:p text:style-name="P3"/>
      <text:h text:style-name="Heading_20_2" text:outline-level="2">A<text:span text:style-name="T2">3. Multiple Choice</text:span></text:h>
      <text:p text:style-name="P6"><text:span text:style-name="T3">Wozu ist das Domänenmodell gut?</text:span></text:p>
      <text:p text:style-name="P6"><text:tab/><text:span text:style-name="T5">Geschäftsprozesse darstellen | </text:span></text:p>
      <text:p text:style-name="P8">Mit welchem Modell wird das Domänenmodell erstellt?</text:p>
      <text:p text:style-name="P8"><text:tab/>Klassendiagramm | Sequenzdiagramm | Aktivitätsdiagramm</text:p>
      <text:p text:style-name="P5">Ist das zu entwickelnde System in einem Use Case diagramm als Akteur darstellbar?</text:p>
      <text:p text:style-name="P5"><text:tab/>Ja | Nein | Manchmal</text:p>
      <text:p text:style-name="P5">Welche Zusammenhänge modelliert das Use Case Diagramm?</text:p>
      <text:p text:style-name="P5"><text:tab/>Akteur zu system | Klasse zu klasse | Akteur zu Akteur</text:p>
      <text:p text:style-name="P5">Englisches Wort für Anforderungsanalyse?</text:p>
      <text:p text:style-name="P5"><text:tab/>Requirements Analysis | </text:p>
      <text:p text:style-name="P5">Worin liegt der Fokus der Anforderungsanalyse?</text:p>
      <text:p text:style-name="P5"><text:tab/>Fachliche Sicht | Externe Sicht | Technische Sicht</text:p>
      <text:h text:style-name="Heading_20_2" text:outline-level="2"><text:soft-page-break/>A<text:span text:style-name="T3">4. Aktivitätsdiagramm</text:span></text:h>
      <text:p text:style-name="P5">Student A &amp; B lesen gleichzeitig eine Aufgabenstellung.<text:line-break/>Falls die beiden an dem Tag keine Motivation haben gehen Sie nach Hause. <text:span text:style-name="T4">Wenn Sie motivation haben öffnet A sein Astah Modellierungsprogramm und beginnt direkt zu modellieren, B öffnet seinen Firefox Browser und beginnt einen Kinofilm herunterzuladen, nebenbei liest er Sportnachrichten. Sobald A mit dem modellieren fertig ist und B entweder den Film fertig heruntergeladen hat oder genug Nachrichten gelesen, beginnen Sie gemeinsam die Lösung zu besprechen. Danach geben beide getrennt die Lösung ab.</text:span></text:p>
      <text:h text:style-name="P11" text:outline-level="2">A<text:span text:style-name="T3">5</text:span>. <text:span text:style-name="T1">Zustandsdiagramm</text:span></text:h>
      <text:p text:style-name="P4">Eine Termin für ein Meeting <text:span text:style-name="T3">wird</text:span> über eine Doodle Umfrage gelöst, mit allen verfügbaren Terminen. Sobald ein Teilnehmer abgestimmt hat wird eine Prüfung ausgeführt ob bereits alle Teilnehmer abgestimmt haben. Falls <text:span text:style-name="T3">ja</text:span> wird geprüft ob ein für alle passender Termin vorhanden ist.</text:p>
      <text:p text:style-name="P4">Wenn kein Termin passt wird eine neue Doodle Umfrage angelegt.</text:p>
      <text:p text:style-name="P4">Wenn es einen passenden Termin gibt werden an alle Einladungen verschickt, falls jedoch weiteren Hindernisse auftreten beginnt der Prozess von neuem.</text:p>
      <text:p text:style-name="P4"/>
      <text:h text:style-name="P10" text:outline-level="2">A6. Testing</text:h>
      <text:p text:style-name="P7">a)</text:p>
      <text:p text:style-name="P5">a<text:span text:style-name="T4">1</text:span>) Zeichne für den folgenden Code ein <text:span text:style-name="T4">Überdeckungsgraph:</text:span></text:p>
      <text:p text:style-name="P5"/>
      <text:p text:style-name="P7">public int berechneBonus(int saldo, int sparwert) {</text:p>
      <text:p text:style-name="P7"><text:tab/>if(saldo &gt; 1000 &amp;&amp; sparwert &gt; 100) {<text:tab/>// B1</text:p>
      <text:p text:style-name="P7"><text:tab/><text:tab/>bonus *= 5;<text:tab/><text:tab/><text:tab/><text:tab/>// S1</text:p>
      <text:p text:style-name="P7"><text:tab/>}<text:tab/><text:tab/><text:tab/><text:tab/><text:tab/><text:tab/></text:p>
      <text:p text:style-name="P7"><text:tab/>if (saldo &gt; 5000 || bonus &gt; 50) {<text:tab/><text:tab/>// B2</text:p>
      <text:p text:style-name="P7"><text:tab/><text:tab/>bonus += 20;<text:tab/><text:tab/><text:tab/><text:tab/>// S2</text:p>
      <text:p text:style-name="P7"><text:tab/>}</text:p>
      <text:p text:style-name="P7"><text:tab/>return bonus;<text:tab/><text:tab/><text:tab/><text:tab/><text:tab/>// S3</text:p>
      <text:p text:style-name="P7">}</text:p>
      <text:p text:style-name="P7">a2) Bestimme die mindestanzahl an Testfällen für eine Knotenüberdeckung</text:p>
      <text:p text:style-name="P7">a3) Bestimme die mindestanzahl an Testfällen für eine Kantenüberdeckung</text:p>
      <text:p text:style-name="P7"/>
      <text:p text:style-name="P7">b)</text:p>
      <text:p text:style-name="P7">Ein Temperaturmessgerät soll bei der Temperatur (T) bestimmte Lampen ansteuern.<text:line-break/>Falls T kleiner als 50° ist soll eine blaue Lampe leuchten.<text:line-break/>Falls T größer als 150° ist soll eine rote Lampe leuchten.</text:p>
      <text:p text:style-name="P7">Sonst soll keine Lampe leuchten.</text:p>
      <text:p text:style-name="P7"/>
      <text:p text:style-name="P7"><text:soft-page-break/>b1) Bestimmen sie die Äquivalenzklassen und daraus ergebende Testfälle</text:p>
      <text:p text:style-name="P7">b2) Führen Sie eine Grenzwertanalyse durch und bestimmen Sie die Testfälle</text:p>
      <text:p text:style-name="P7">b3) Was ist ein Grenzwert und nennen Sie 3 typische Grenzwertfeh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8S</meta:editing-duration>
    <meta:editing-cycles>4</meta:editing-cycles>
    <meta:generator>LibreOffice/5.2.3.3$Windows_x86 LibreOffice_project/d54a8868f08a7b39642414cf2c8ef2f228f780cf</meta:generator>
    <dc:date>2018-07-10T12:37:08.495000000</dc:date>
    <meta:document-statistic meta:table-count="0" meta:image-count="0" meta:object-count="0" meta:page-count="3" meta:paragraph-count="53" meta:word-count="446" meta:character-count="2988" meta:non-whitespace-character-count="2559"/>
    <meta:user-defined meta:name="Info 1"/>
    <meta:user-defined meta:name="Info 2"/>
    <meta:user-defined meta:name="Info 3"/>
    <meta:user-defined meta:name="Info 4"/>
  </office:meta>
</office:document-meta>
</file>